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ee80e" officeooo:paragraph-rsid="001ee80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ee80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0c37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11ca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299dc"/>
    </style:style>
    <style:style style:name="T1" style:family="text">
      <style:text-properties style:font-name="Roboto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Roboto" fo:font-size="12pt" fo:font-weight="normal" officeooo:rsid="001ee80e" style:font-size-asian="10.5pt" style:font-weight-asian="normal" style:font-size-complex="12pt" style:font-weight-complex="normal"/>
    </style:style>
    <style:style style:name="T3" style:family="text">
      <style:text-properties style:font-name="Roboto" fo:font-size="12pt" fo:font-weight="normal" officeooo:rsid="0020c37f" style:font-size-asian="10.5pt" style:font-weight-asian="normal" style:font-size-complex="12pt" style:font-weight-complex="normal"/>
    </style:style>
    <style:style style:name="T4" style:family="text">
      <style:text-properties style:font-name="Roboto" fo:font-size="12pt" fo:font-weight="normal" officeooo:rsid="00211ca7" style:font-size-asian="10.5pt" style:font-weight-asian="normal" style:font-size-complex="12pt" style:font-weight-complex="normal"/>
    </style:style>
    <style:style style:name="T5" style:family="text">
      <style:text-properties style:font-name="Roboto" fo:font-size="12pt" fo:font-weight="normal" officeooo:rsid="002299dc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de estudos</text:p>
      <text:p text:style-name="P2"/>
      <text:p text:style-name="P3">Google:</text:p>
      <text:p text:style-name="P4"/>
      <text:list xml:id="list4133383763" text:style-name="L1">
        <text:list-item>
          <text:p text:style-name="P6"><text:span text:style-name="T2">Data Structures</text:span></text:p>
          <text:list>
            <text:list-item>
              <text:p text:style-name="P5"><text:span text:style-name="T1">Array</text:span></text:p>
              <text:list>
                <text:list-item>
                  <text:p text:style-name="P7"><text:span text:style-name="T2">5501 – Week 2 – Data Structures: What? and Why? (~</text:span><text:span text:style-name="T3">4</text:span><text:span text:style-name="T2">0 min)</text:span></text:p>
                </text:list-item>
              </text:list>
            </text:list-item>
            <text:list-item>
              <text:p text:style-name="P5"><text:span text:style-name="T1">Linked Lists</text:span></text:p>
            </text:list-item>
            <text:list-item>
              <text:p text:style-name="P5"><text:span text:style-name="T1">Stack</text:span></text:p>
            </text:list-item>
            <text:list-item>
              <text:p text:style-name="P5"><text:span text:style-name="T1">Queue</text:span></text:p>
            </text:list-item>
            <text:list-item>
              <text:p text:style-name="P5"><text:span text:style-name="T1">Set</text:span></text:p>
            </text:list-item>
            <text:list-item>
              <text:p text:style-name="P5"><text:span text:style-name="T1">Map</text:span></text:p>
              <text:list>
                <text:list-item>
                  <text:p text:style-name="P8"><text:span text:style-name="T4">5501 – Week 2 – </text:span><text:span text:style-name="T1">Hashtables – Introduction </text:span><text:span text:style-name="T4">(~40min)</text:span></text:p>
                </text:list-item>
                <text:list-item>
                  <text:p text:style-name="P8"><text:span text:style-name="T4">5501 – Week 3 – </text:span><text:span text:style-name="T1">Hash Functions </text:span><text:span text:style-name="T4">(~1h)</text:span></text:p>
                </text:list-item>
                <text:list-item>
                  <text:p text:style-name="P9"><text:span text:style-name="T4">5501 – Week </text:span><text:span text:style-name="T5">4</text:span><text:span text:style-name="T4"> – Open Address Hashtables (~1h)</text:span></text:p>
                </text:list-item>
                <text:list-item>
                  <text:p text:style-name="P9"><text:span text:style-name="T4">5501 – Week </text:span><text:span text:style-name="T5">4</text:span><text:span text:style-name="T4"> – Perfect and Cuckoo Hashing (~1h)</text:span></text:p>
                </text:list-item>
              </text:list>
            </text:list-item>
            <text:list-item>
              <text:p text:style-name="P5"><text:span text:style-name="T1">Binary Tree</text:span></text:p>
              <text:list>
                <text:list-item>
                  <text:p text:style-name="P7"><text:span text:style-name="T2">5502 - Week 1 - </text:span><text:span text:style-name="T1">BSTrees - Introduction and Properties</text:span><text:span text:style-name="T2"> (~</text:span><text:span text:style-name="T3">50min</text:span><text:span text:style-name="T2">)</text:span></text:p>
                </text:list-item>
                <text:list-item>
                  <text:p text:style-name="P7"><text:span text:style-name="T2">5502 - Week 1 - BSTrees - Insertion and Deletion (~</text:span><text:span text:style-name="T3">50min</text:span><text:span text:style-name="T2">)</text:span></text:p>
                </text:list-item>
              </text:list>
            </text:list-item>
            <text:list-item>
              <text:p text:style-name="P5"><text:span text:style-name="T1">Heap</text:span></text:p>
              <text:list>
                <text:list-item>
                  <text:p text:style-name="P7"><text:span text:style-name="T2">5501 – Week 2 – </text:span><text:span text:style-name="T1">Heap Data Structure - </text:span><text:span text:style-name="T2">(~</text:span><text:span text:style-name="T3">50min</text:span><text:span text:style-name="T2">)</text:span></text:p>
                </text:list-item>
                <text:list-item>
                  <text:p text:style-name="P9"><text:span text:style-name="T2">5</text:span><text:span text:style-name="T4">501 – Week 2 – </text:span><text:span text:style-name="T1">Primitives: Bubble Up and Bubble Down </text:span><text:span text:style-name="T4">(~</text:span><text:span text:style-name="T5">50</text:span><text:span text:style-name="T4">m)</text:span></text:p>
                </text:list-item>
                <text:list-item>
                  <text:p text:style-name="P9"><text:span text:style-name="T5">5501 – Week 2 – </text:span><text:span text:style-name="T4">Heap Operations </text:span><text:span text:style-name="T5">(~50m)</text:span></text:p>
                </text:list-item>
              </text:list>
            </text:list-item>
            <text:list-item>
              <text:p text:style-name="P5"><text:span text:style-name="T1">Graph:</text:span></text:p>
              <text:list>
                <text:list-item>
                  <text:p text:style-name="P6"><text:span text:style-name="T2">5502 – </text:span><text:span text:style-name="T3">Week 2 - Graphs and their Representations (~40mi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5:32:30.835114681</meta:creation-date>
    <dc:date>2022-03-16T16:26:26.230110921</dc:date>
    <meta:editing-duration>PT1M17S</meta:editing-duration>
    <meta:editing-cycles>1</meta:editing-cycles>
    <meta:document-statistic meta:table-count="0" meta:image-count="0" meta:object-count="0" meta:page-count="1" meta:paragraph-count="23" meta:word-count="130" meta:character-count="696" meta:non-whitespace-character-count="592"/>
    <meta:generator>LibreOffice/6.0.7.3$Linux_X86_64 LibreOffice_project/00m0$Build-3</meta:generator>
  </office:meta>
</office:document-meta>
</file>